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A00000044AD85A2A7.jpg" manifest:media-type="image/jpeg"/>
  <manifest:file-entry manifest:full-path="Pictures/1000000000000190000001917BBA5FD2.jpg" manifest:media-type="image/jpeg"/>
  <manifest:file-entry manifest:full-path="Pictures/10000000000001A10000013DF47CF3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egrito" svg:font-family="'Arial Negrito', 'Arial Negrito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fo:line-height="150%" fo:text-align="justify" style:justify-single-word="false" style:text-autospace="none"/>
    </style:style>
    <style:style style:name="P8" style:family="paragraph" style:parent-style-name="Standard">
      <style:paragraph-properties fo:line-height="150%" fo:text-align="justify" style:justify-single-word="false" style:text-autospace="none"/>
      <style:text-properties style:font-weight-complex="bold"/>
    </style:style>
    <style:style style:name="P9" style:family="paragraph" style:parent-style-name="Standard">
      <style:paragraph-properties fo:text-align="end" style:justify-single-word="false" style:text-autospace="none"/>
      <style:text-properties style:use-window-font-color="true" fo:font-weight="bold" style:font-weight-asian="bold"/>
    </style:style>
    <style:style style:name="P10" style:family="paragraph" style:parent-style-name="Standard">
      <style:paragraph-properties style:text-autospace="none"/>
      <style:text-properties style:use-window-font-color="true" fo:font-weight="bold" style:font-weight-asian="bold"/>
    </style:style>
    <style:style style:name="P11" style:family="paragraph" style:parent-style-name="Standard">
      <style:paragraph-properties style:text-autospace="none"/>
      <style:text-properties style:use-window-font-color="true" fo:font-size="11pt" style:font-size-asian="11pt" style:font-size-complex="11pt"/>
    </style:style>
    <style:style style:name="P12" style:family="paragraph" style:parent-style-name="Standard">
      <style:paragraph-properties style:text-autospace="none"/>
      <style:text-properties style:use-window-font-color="true"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style:text-autospace="none"/>
      <style:text-properties style:use-window-font-color="true"/>
    </style:style>
    <style:style style:name="P14" style:family="paragraph" style:parent-style-name="Standard">
      <style:paragraph-properties fo:line-height="150%" style:text-autospace="none"/>
      <style:text-properties style:use-window-font-color="true"/>
    </style:style>
    <style:style style:name="P15" style:family="paragraph" style:parent-style-name="Standard">
      <style:paragraph-properties fo:line-height="150%" fo:text-align="justify" style:justify-single-word="false" style:text-autospace="none"/>
      <style:text-properties style:use-window-font-color="tru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text-autospace="none"/>
      <style:text-properties style:use-window-font-color="true"/>
    </style:style>
    <style:style style:name="P17" style:family="paragraph" style:parent-style-name="Standard" style:master-page-name="Standard">
      <style:paragraph-properties style:page-number="auto" style:text-autospace="none"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style:use-window-font-color="tru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Quadro1" text:anchor-type="char" svg:x="11.735cm" svg:y="-6.062cm" svg:width="5.74cm" svg:height="1.295cm" draw:z-index="3"><draw:text-box><text:p text:style-name="P5">SISDOC</text:p><text:p text:style-name="P5">SR(12)SRFA.<text:span text:style-name="T3">{{oficio.nrsisdoc}}</text:span><text:span text:style-name="T3">/</text:span><text:span text:style-name="T3">{{anosisdoc}}</text:span><text:span text:style-name="T3">-</text:span><text:span text:style-name="T3">{{oficio.nrsufixosisdoc}}</text:span></text:p></draw:text-box></draw:frame>OFÍCIO/SRFA(02)/ nº.<text:span text:style-name="T3"> </text:span><text:span text:style-name="T3">{{oficio.tbdocumentobase.id}}</text:span><text:span text:style-name="T3">/2014<text:tab/></text:span></text:p>
      <text:p text:style-name="P6"/>
      <text:p text:style-name="P9">{{oficio.nmlocal}}, {{dia}} de {{mes}} de {{ano}}.</text:p>
      <text:p text:style-name="P11"/>
      <text:p text:style-name="P11">{{oficio.nmtratamento}}</text:p>
      <text:p text:style-name="P12">{{oficio.nmdestinatario}}</text:p>
      <text:p text:style-name="P11">{{oficio.nmcargo}}</text:p>
      <text:p text:style-name="P11">{{oficio.nmempresa}}</text:p>
      <text:p text:style-name="P11">{{oficio.nmendereco}}</text:p>
      <text:p text:style-name="P11">CEP: {{oficio.nrcep}}<text:tab/><text:tab/>{{oficio.nmcidade}}</text:p>
      <text:p text:style-name="P11">Fone: {{oficio.nrtelefone}}</text:p>
      <text:p text:style-name="P11">E-mail: {{oficio.nmemail}}</text:p>
      <text:p text:style-name="P11"><text:s/></text:p>
      <text:p text:style-name="P10"/>
      <text:p text:style-name="P10"/>
      <text:p text:style-name="P13">Assunto:<text:span text:style-name="T2"> </text:span><text:span text:style-name="T2">{{oficio.nmassunto}}</text:span></text:p>
      <text:p text:style-name="P14"/>
      <text:p text:style-name="P14"/>
      <text:p text:style-name="P16"><text:span text:style-name="T2"><text:tab/></text:span><text:span text:style-name="T2">{{oficio.nmmensagem}}</text:span></text:p>
      <text:p text:style-name="P15"/>
      <text:p text:style-name="P15"/>
      <text:p text:style-name="P7"/>
      <text:p text:style-name="P8"><text:tab/><text:tab/>Atenciosamente,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egrito" svg:font-family="'Arial Negrito', 'Arial Negrito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0" fo:widows="0" style:text-autospace="none"/>
      <style:text-properties fo:color="#000000" style:font-name="Arial Negrito" fo:font-size="12pt" fo:language="pt" fo:country="BR" style:font-name-asian="Times New Roman" style:font-size-asian="12pt" style:font-name-complex="Arial Negrito" style:font-size-complex="12pt" style:language-complex="ar" style:country-complex="SA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fo:color="#000000" fo:font-weight="bold" style:font-weight-asian="bold"/>
    </style:style>
    <style:style style:name="WW8Num5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line-through-styl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0.50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</text:p>
        <text:p text:style-name="MP3">Av. Santos Dumont, nº. 18. Bairro: Anil. São Luís-MA. CEP.: 65046-660 </text:p>
        <text:p text:style-name="MP3">Fone/fax: 98-3244-1500</text:p>
        <text:p text:style-name="MP4">http://portal.mda.gov.br/terralegal/</text:p>
        <text:p text:style-name="Header"/>
      </style:header>
      <style:footer>
        <text:p text:style-name="Footer"><text:s/></text:p>
        <text:p text:style-name="Footer"><draw:frame draw:style-name="Mfr1" draw:name="figuras1" text:anchor-type="as-char" svg:width="1.916cm" svg:height="1.468cm" draw:z-index="0"><draw:image xlink:href="Pictures/10000000000001A10000013DF47CF3C8.jpg" xlink:type="simple" xlink:show="embed" xlink:actuate="onLoad"/></draw:frame> <text:s text:c="94"/><text:span text:style-name="MT1"><draw:frame draw:style-name="Mfr1" draw:name="figuras2" text:anchor-type="as-char" svg:width="2.912cm" svg:height="1.434cm" draw:z-index="1"><draw:image xlink:href="Pictures/100000000000008A00000044AD85A2A7.jpg" xlink:type="simple" xlink:show="embed" xlink:actuate="onLoad"/></draw:frame></text:span> <text:s text:c="88"/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ÍCIO/SRFA(02)/ nº</dc:title>
    <meta:initial-creator>ana.ferreira</meta:initial-creator>
    <meta:creation-date>2014-01-29T16:41:00</meta:creation-date>
    <dc:date>2014-03-28T08:30:23</dc:date>
    <meta:print-date>2014-01-06T15:52:00</meta:print-date>
    <meta:editing-cycles>14</meta:editing-cycles>
    <meta:editing-duration>PT4M30S</meta:editing-duration>
    <meta:generator>LibreOffice/3.5$Linux_x86 LibreOffice_project/350m1$Build-2</meta:generator>
    <dc:creator>Waldenilson Carneiro</dc:creator>
    <meta:document-statistic meta:table-count="0" meta:image-count="3" meta:object-count="0" meta:page-count="1" meta:paragraph-count="26" meta:word-count="70" meta:character-count="999" meta:non-whitespace-character-count="756"/>
    <meta:user-defined meta:name="Informações 1"/>
    <meta:user-defined meta:name="Informações 2"/>
    <meta:user-defined meta:name="Informações 3"/>
    <meta:user-defined meta:name="Informações 4"/>
  </office:meta>
</office:document-meta>
</file>